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MvcBuilderTests.dispatcherServletCustomizerProcess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ockMvcBuilderTests.webAppContextSetupWithNull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MvcBuilderTests.rootWacServletContainerAttributeNotPreviouslySetWith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MockMvcBuilderTests.webAppContextSetupWithNullW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MvcBuilderTests.rootWacServletContainerAttributeNotPreviousl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ockMvcBuilderTests.dispatcherServlet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MvcBuilderTests.rootWacServletContainerAttributePreviouslySetWith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ckMvcBuilderTests.rootWacServletContainerAttributePreviousl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